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reference">
      <style:text-properties officeooo:rsid="000042bd" officeooo:paragraph-rsid="000042bd"/>
    </style:style>
    <style:style style:name="P2" style:family="paragraph" style:parent-style-name="SBC_3a_author_28_s_29_">
      <style:text-properties fo:language="pt" fo:country="BR"/>
    </style:style>
    <style:style style:name="P3" style:family="paragraph" style:parent-style-name="SBC_3a_resumo">
      <style:text-properties fo:language="pt" fo:country="BR" officeooo:paragraph-rsid="000042bd"/>
    </style:style>
    <style:style style:name="P4" style:family="paragraph" style:parent-style-name="SBC_3a_references">
      <style:text-properties fo:language="pt" fo:country="BR"/>
    </style:style>
    <style:style style:name="P5" style:family="paragraph" style:parent-style-name="SBC_3a_email">
      <style:text-properties officeooo:paragraph-rsid="000042bd"/>
    </style:style>
    <style:style style:name="P6" style:family="paragraph" style:parent-style-name="SBC_3a_paragraph">
      <style:text-properties fo:language="pt" fo:country="BR" officeooo:rsid="0001c81f" officeooo:paragraph-rsid="0001c81f"/>
    </style:style>
    <style:style style:name="P7" style:family="paragraph" style:parent-style-name="SBC_3a_paragraph">
      <style:paragraph-properties fo:margin-left="0cm" fo:margin-right="0cm" fo:text-indent="0cm" style:auto-text-indent="false"/>
      <style:text-properties fo:language="pt" fo:country="BR" officeooo:rsid="000042bd" officeooo:paragraph-rsid="00067b26"/>
    </style:style>
    <style:style style:name="P8" style:family="paragraph" style:parent-style-name="SBC_3a_paragraph">
      <style:paragraph-properties fo:margin-left="0cm" fo:margin-right="0cm" fo:text-indent="0cm" style:auto-text-indent="false"/>
      <style:text-properties fo:language="pt" fo:country="BR" officeooo:rsid="00050773" officeooo:paragraph-rsid="00050773"/>
    </style:style>
    <style:style style:name="P9" style:family="paragraph" style:parent-style-name="SBC_3a_institution">
      <style:text-properties fo:language="pt" fo:country="BR" officeooo:paragraph-rsid="0001c333"/>
    </style:style>
    <style:style style:name="P10" style:family="paragraph" style:parent-style-name="SBC_3a_paragraph_3a_first">
      <style:text-properties fo:language="pt" fo:country="BR" officeooo:rsid="000042bd" officeooo:paragraph-rsid="0001c333"/>
    </style:style>
    <style:style style:name="P11" style:family="paragraph" style:parent-style-name="SBC_3a_paragraph_3a_first">
      <style:text-properties fo:language="pt" fo:country="BR" officeooo:paragraph-rsid="00067b26"/>
    </style:style>
    <style:style style:name="P12" style:family="paragraph" style:parent-style-name="SBC_3a_paragraph" style:list-style-name="L1">
      <style:text-properties fo:language="pt" fo:country="BR" officeooo:rsid="0001c81f" officeooo:paragraph-rsid="0001c81f"/>
    </style:style>
    <style:style style:name="P13" style:family="paragraph" style:parent-style-name="SBC_3a_paragraph" style:list-style-name="L1">
      <style:text-properties fo:language="pt" fo:country="BR" officeooo:rsid="00050773" officeooo:paragraph-rsid="00050773"/>
    </style:style>
    <style:style style:name="P14" style:family="paragraph" style:parent-style-name="SBC_3a_paragraph">
      <style:paragraph-properties fo:margin-left="0cm" fo:margin-right="0cm" fo:text-indent="0cm" style:auto-text-indent="false"/>
      <style:text-properties fo:language="pt" fo:country="BR" officeooo:rsid="00050773" officeooo:paragraph-rsid="0008ebfb"/>
    </style:style>
    <style:style style:name="P15" style:family="paragraph" style:parent-style-name="SBC_3a_abstract">
      <style:text-properties fo:language="pt" fo:country="BR" officeooo:paragraph-rsid="0008ebfb"/>
    </style:style>
    <style:style style:name="P16" style:family="paragraph" style:parent-style-name="SBC_3a_title" style:master-page-name="Standard">
      <style:paragraph-properties style:page-number="auto"/>
      <style:text-properties fo:language="pt" fo:country="BR" officeooo:rsid="000042bd" officeooo:paragraph-rsid="000042bd"/>
    </style:style>
    <style:style style:name="P17" style:family="paragraph" style:parent-style-name="SBC_3a_title_3a_1">
      <style:text-properties fo:language="pt" fo:country="BR" officeooo:rsid="000042bd" officeooo:paragraph-rsid="000042bd"/>
    </style:style>
    <style:style style:name="P18" style:family="paragraph" style:parent-style-name="SBC_3a_paragraph_3a_first">
      <style:text-properties fo:language="pt" fo:country="BR" officeooo:rsid="0001c81f" officeooo:paragraph-rsid="0001c81f"/>
    </style:style>
    <style:style style:name="T1" style:family="text">
      <style:text-properties style:text-position="super 58%"/>
    </style:style>
    <style:style style:name="T2" style:family="text">
      <style:text-properties style:text-position="super 58%" officeooo:rsid="000042bd"/>
    </style:style>
    <style:style style:name="T3" style:family="text">
      <style:text-properties fo:font-weight="bold" style:font-weight-asian="bold" style:font-weight-complex="bold"/>
    </style:style>
    <style:style style:name="T4" style:family="text">
      <style:text-properties officeooo:rsid="000042bd"/>
    </style:style>
    <style:style style:name="T5" style:family="text">
      <style:text-properties fo:language="pt" fo:country="BR"/>
    </style:style>
    <style:style style:name="T6" style:family="text">
      <style:text-properties fo:language="pt" fo:country="BR" officeooo:rsid="000042bd"/>
    </style:style>
    <style:style style:name="T7" style:family="text">
      <style:text-properties officeooo:rsid="00012de6"/>
    </style:style>
    <style:style style:name="T8" style:family="text">
      <style:text-properties officeooo:rsid="0001c333"/>
    </style:style>
    <style:style style:name="T9" style:family="text">
      <style:text-properties officeooo:rsid="00067b26"/>
    </style:style>
    <style:style style:name="T10" style:family="text">
      <style:text-properties fo:language="en" fo:country="US"/>
    </style:style>
    <style:style style:name="T11" style:family="text">
      <style:text-properties officeooo:rsid="0008eb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to <text:span text:style-name="T7">de LP2: </text:span>Fake News</text:p>
      <text:p text:style-name="P2"><text:span text:style-name="T4">Allan de M. Silva</text:span><text:span text:style-name="T1">1</text:span>, <text:span text:style-name="T4">Eliaquim dos S. Costa</text:span><text:span text:style-name="T2">1</text:span></text:p>
      <text:p text:style-name="P9"><text:span text:style-name="T1">1</text:span><text:span text:style-name="T4">Bacharelado Interdisciplinar em Tecnologia da Informação – UFRN - Brasil</text:span></text:p>
      <text:p text:style-name="P5"><text:span text:style-name="T5">{</text:span><text:span text:style-name="T6">allandemiranda</text:span><text:span text:style-name="T5">,</text:span><text:span text:style-name="Emphasis"><text:span text:style-name="T5">eliaquimdossantos</text:span></text:span><text:span text:style-name="T5">}@</text:span><text:span text:style-name="T6">gmail.com</text:span></text:p>
      <text:p text:style-name="P15"><text:span text:style-name="T3">Abstract.</text:span> <text:span text:style-name="T10">Fake News (...) is literally the spreading of false news through social networks that, with the popularization of the Internet, can have negative impacts on society (CELI, 2019). To avoid such problems, it is necessary to create a news verification tool. The project is willing to present a tool capable of identifying such problems.</text:span></text:p>
      <text:p text:style-name="P3"><text:span text:style-name="T3">Resumo.</text:span> <text:span text:style-name="T4">Fake News (…) trata-se literalmente da divulgação de notícias falsas por meio das redes sociais que, com a popularização da internet, podem causar impactos negativos na sociedade (CELI, 2019)</text:span>. <text:span text:style-name="T4">Para evitar tais problemas, é necessário a criação de uma ferramenta de verificação de notícias. O projeto está disposto a apresentar uma ferramenta capaz de identificar tal problemática.</text:span></text:p>
      <text:h text:style-name="P17" text:outline-level="1">Introdução</text:h>
      <text:p text:style-name="P10"><text:tab/><text:span text:style-name="T8">Em diversos momentos da história da humanidade pode-se observar a divulgação de informações falsas tidas como verdade </text:span>(CELI, 2019)<text:span text:style-name="T8">. Contudo, esse fenômeno conhecido como fake news vem ganhando força após a popularização da internet e o domínio das mídias sociais </text:span>(CELI, 2019)<text:span text:style-name="T8">. </text:span></text:p>
      <text:p text:style-name="P10"><text:span text:style-name="T8"><text:tab/><text:tab/>“As fake news são um perigo para a população, sendo eles desde <text:tab/><text:tab/><text:tab/>problemas mais imediatos, como acusações falsas sobre alguém — e que <text:tab/><text:tab/>podem causar algum dano físico ou psicológico —, como problemas <text:tab/><text:tab/>mais amplos, como influenciar a vitória de um candidato em uma corrida <text:tab/><text:tab/>presidencial.” </text:span>(CELI, 2019)<text:span text:style-name="T8"><text:tab/></text:span></text:p>
      <text:p text:style-name="P7"><text:tab/><text:span text:style-name="T9">Assim, para que o erro não acabe se tornando um grande pesadelo, o nosso projeto conta com a elaboração de um software, desenvolvido em java, para que usuários possam verificar se aquela notícia é falsa, ou o quanto falsa ela é possível, utilizando banco de dados de notícias falsas e algoritmos de similaridade.</text:span></text:p>
      <text:h text:style-name="P17" text:outline-level="1">Descrição</text:h>
      <text:p text:style-name="P11"><text:tab/><text:span text:style-name="T9">O programa baseia-se na comparação entre a notícia inserida pelo usuário para verificação e notícias falsas que estão armazenadas em um certo banco de dados.</text:span></text:p>
      <text:p text:style-name="P6">Por meio deste modelo, foi aplicado às seguintes regras na notícia:</text:p>
      <text:list xml:id="list6608098915118730994" text:style-name="L1">
        <text:list-item>
          <text:p text:style-name="P12"><text:soft-page-break/>Remover palavras com menos de 3 caracteres;</text:p>
        </text:list-item>
        <text:list-item>
          <text:p text:style-name="P12">Colocar todas as palavras em minúsculo;</text:p>
        </text:list-item>
        <text:list-item>
          <text:p text:style-name="P13">Eliminar palavras repetidas;</text:p>
        </text:list-item>
        <text:list-item>
          <text:p text:style-name="P13">Colocar palavras em ordem alfabética;</text:p>
        </text:list-item>
      </text:list>
      <text:p text:style-name="P8"/>
      <text:p text:style-name="P14"><text:tab/>Para comprar quantidade de palavras semelhantes e traçar sua interação a fim de obter uma similaridade entre a notícia do usuário e as milhares de notícias falsas do sistema, custa um grande número de processamento, e isto requer muito tempo. <text:span text:style-name="T11">A fim de diminuir o impacto de processamento, será criada uma hash para as notícias, e servirão como chave primária de comparação. Isso de da ao motivo de notícias falsas serem sempre compartilahdas sem nenhuma edição de seu conteudo.</text:span></text:p>
      <text:p text:style-name="P8"><text:span text:style-name="T11"><text:tab/>Com a notícia informada pelo usuário já pré tratada, iremos fazer a analise de similaridade com as demais notícias falsas do sistema</text:span>. A similaridade X consiste na seguinte <text:s/>equação:</text:p>
      <text:p text:style-name="P8"><text:tab/>f(x) = ax + b</text:p>
      <text:p text:style-name="P8"><text:tab/>Com esta porcentagem é possível determinar o quanto a notícia inserida pelo usuário é uma possível notícia falsa.</text:p>
      <text:h text:style-name="P17" text:outline-level="1">Conclusão</text:h>
      <text:p text:style-name="P11"><text:tab/><text:span text:style-name="T9">Concluímos que é possível, através do algoritmo de similaridade X, obter um resultos viável de similaridade e detectar se a notícia é falsa ou não.</text:span></text:p>
      <text:p text:style-name="P18"><text:tab/>Devemos salientar que isso também de devido ao vasto banco de dados que obtivemos da internet com notícias previamente analisadas e delegadas como falsas. </text:p>
      <text:p text:style-name="P4">References</text:p>
      <text:p text:style-name="P1"><text:span text:style-name="T5">CELI, Renata. Fake news: o que é, consequências e redação!. Stood. Disponível em: &lt;</text:span><text:a xlink:type="simple" xlink:href="https://www.stoodi.com.br/blog/2019/01/03/fake-news-o-que-e/" text:style-name="Internet_20_link" text:visited-style-name="Visited_20_Internet_20_Link"><text:span text:style-name="T5">https://www.stoodi.com.br/blog/2019/01/03/fake-news-o-que-e/</text:span></text:a><text:span text:style-name="T5">&gt;. Acesso em: 23 mai. 20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8-03T10:11:27.48</meta:creation-date>
    <dc:language>pt-BR</dc:language>
    <meta:editing-cycles>7</meta:editing-cycles>
    <meta:editing-duration>PT11M37S</meta:editing-duration>
    <dc:date>2019-05-28T13:52:47.692753311</dc:date>
    <meta:document-statistic meta:table-count="0" meta:image-count="0" meta:object-count="0" meta:page-count="2" meta:paragraph-count="26" meta:word-count="545" meta:character-count="3495" meta:non-whitespace-character-count="2956"/>
    <meta:user-defined meta:name="Info 1"/>
    <meta:user-defined meta:name="Info 2"/>
    <meta:user-defined meta:name="Info 3"/>
    <meta:user-defined meta:name="Info 4"/>
  </office:meta>
</office:document-meta>
</file>